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fo:text-shadow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7?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beginning on page 2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./</text:p>
      <text:p text:style-name="P6">546 N. FIFTH STREET./</text:p>
      <text:p text:style-name="P6">PHILADELPHIA, PA./</text:p>
      <text:p text:style-name="P6"/>
      <text:p text:style-name="P6">[Front Cover]</text:p>
      <text:p text:style-name="P7">97/</text:p>
      <text:p text:style-name="P8">For [Hebrew]/</text:p>
      <text:p text:style-name="P8"/>
      <text:p text:style-name="P6">[Page 1]</text:p>
      <text:p text:style-name="P6">If I were asked in what the highest honor of our/ father Abraham consisted, I would unhesitatingly answer, that it consist-/-ed in his having taken intellectually an eagle like flight to/ rise <text:span text:style-name="T2">immesearably</text:span> superior beyond measure to all his surroundings. <text:s/>Neat/ unique mental effort, earned for the founder of the He-/-brew people the <text:span text:style-name="T2">title</text:span> appellation by which Isaiah bringing a message from above <text:span text:style-name="T2">in to day's Hap-</text:span>/<text:span text:style-name="T2">-torah</text:span> designated him <text:span text:style-name="T2">in the name of Y [?] inspiration</text:span> "the friend of God." [Hebrew] When <text:span text:style-name="T2">all the world</text:span> all/ <text:span text:style-name="T2">paid homage</text:span> bent the knee before <text:span text:style-name="T2">to</text:span> the servants of the Omnipotent mas-/-ter, our patriarch <text:span text:style-name="T2">beheld</text:span> recognized in the servants only a re-/-flection of the Master's Almightiness. <text:s/>Sabeans, or/ Sabians were his contemporaries. <text:s/>They believed in/ Astrology, or in the influence exercised over our fate by <text:span text:style-name="T2">of</text:span> the host of heaven, which/ a Supreme Power created for the service of the world, in/ which we move, and perhaps of countless unknown worlds./ <text:s/>To the sun and moon and planets they bowed, <text:soft-page-break/>and the image/ of objects, that whirl round the illimitable space/ above us, they fashioned for their senseless worship. <text:s/>Super-/-stition was the creed by which those ancient heathens swore,/ and in that falsity Abraham was reared./</text:p>
      <text:p text:style-name="P6"/>
      <text:p text:style-name="P6">[Page 2]</text:p>
      <text:p text:style-name="P6">But the voice <text:span text:style-name="T2">that</text:span> which spoke within the mind of/ that searcher <text:span text:style-name="T2">of</text:span> after truth, exorcised, as it were, the/ false belief, when it did bid Abraham go forth and/ and[sic!] look <text:span text:style-name="T2">heavenward</text:span> upward. <text:s/>So has the Midrash partly/ taught in its comment on a sentence in our Parashah/ [Hebrew] "He brought him forth abroad 'viz;/ [Hebrew] "Lave behind thy astrological notions" the voice said/ <text:span text:style-name="T2">A</text:span> Credibility in the influence of objects that people/ the firmament, has been always condemned by the/ prophets, and by none more forcibly than by Jeremiah, who/ thus <text:span text:style-name="T2">cautioned</text:span> admonished Israel of <text:span text:style-name="T2">yore</text:span> his country: "Learn not the way of/ gentiles, <text:span text:style-name="T2">and</text:span> yea; be not dismayed at the signs of the/ heavens, though nations may be afraid of them. <text:s/>For the/ <text:span text:style-name="T2">rules customs</text:span><text:span text:style-name="T5"> </text:span>practices of those peoples are vanity....<text:span text:style-name="T2">Be</text:span> stand not in dread/ of them, for they can do no harm, nor is there any power in/ them to do good." <text:s/>But say brethren, are all Jews in this supposed enlightened age above the/ absurdities of false beliefs? <text:s/><text:span text:style-name="T2">It must</text:span> I will not <text:span text:style-name="T2">be</text:span> deny<text:span text:style-name="T2">d</text:span>/ that many are free from superstitions; but how/ large the number of those, whose mind, like a ship/ in a stormy sea, is tossed continually upon the waves/ of idle fancies! <text:s/>It might excite laughter, if the subject/ were not serious, to hear one relate that he could have foretold/</text:p>
      <text:p text:style-name="P6"/>
      <text:p text:style-name="P6">[Page 3]</text:p>
      <text:p text:style-name="P6">disasters, <text:span text:style-name="T2">for</text:span> from his having seen shooting stars in the sky! <text:s/>More sur-/-passingly ridiculous than that is <text:span text:style-name="T3">the</text:span> a prevalent notion, that the/ casual circumstance of thirteen persons sitting together,/ <text:span text:style-name="T2">predicts</text:span> portends some <text:span text:style-name="T2">evil</text:span> misfortune. <text:s/><text:span text:style-name="T2">If </text:span>Why, <text:span text:style-name="T2">if</text:span> brother Israelites were I inclined to put forth in prognostics, I would/ on the contrary call that circumstance a good omen, inasmuch as at 13th/ a Hebrew lad is initiated in the performance of the com-/-mandments, and 13 are the Divine attributes <text:span text:style-name="T2">taught</text:span> imported to/ Moses in the cleft of the rock at Sinai, and 13 are/ the Jewish creeds as formulated by Maimonides, and in/ Rabbinical literature 13 are the rules for interpreting/ the Law. [Hebrew] But even more humiliating to the human/ understanding are some of <text:span text:style-name="T2">the still existing</text:span> the superstitions <text:span text:style-name="T2">surely are</text:span> still in vogue./ <text:s/>Not long ago a family, sadly bereaved, said to me that/ the loss sustained, had been foreshadowed by the un-/-accountable falling of a looking glass, reduced to frag-/-ments. <text:span text:style-name="T2">without any human agency.</text:span> And I remember/ how the pranks of a mischievous servant girl, occa-/-sioned in Philadelphia the belief that a certain house/ was haunted by ghosts--if such have ever appeared./</text:p>
      <text:p text:style-name="P6"/>
      <text:p text:style-name="P6">[Page 4]</text:p>
      <text:p text:style-name="P6">Now, if those only who have cast aside the be-/-lief in an ever-present and all sustaining protecting God, were affected by follies/ of that nature, I might venture to assign a reason for/ it. <text:s/>I would argue, that the absence of a reverential/ awe for a Supreme Being, has made room for a dread/ of imaginary things, which a heated fancy <text:span text:style-name="T2">created</text:span> begot. <text:s/><text:span text:style-name="T3">For begun</text:span> For/ I hold that he who scoffs at religion, is apt to <text:span text:style-name="T2">substitute for it</text:span> conjure up in its stead/ errors of his own invention. <text:s/>But it happens that the/ false ideas, which I deprecate, are entertained also by men,/ who, seemingly at least, honor the Lord God. <text:s/>I cannot/ <text:s/>conceive how an Israelite, who has read his Bible/ intelligently can reconcile with it a belief in omens and/ prognostics. <text:s/>Where is the absolutely unapproachable foreknowledge of the/ Eternal, <text:span text:style-name="T2">in the destiny of nations and individuals,</text:span> if perish-/-able beings can read their fate in fortuitous events?/ <text:s/>Where is the mercy of the Eternal, if His creatures are to/ be harrowed by a foreknowledge of approaching evils?/ <text:s/>That it is folly, nay, wickedness in mortals to pre-/-tend that they can unfold what is concealed <text:span text:style-name="T2">in the bosom benat</text:span> beneath the impenetrable/ veil of the future; <text:span text:style-name="T2">and</text:span> that the Lord has given us a stand-/-ard by which to regulate our actions <text:span text:style-name="T2">and had and avow</text:span> not heeding superstition; that our individual conduct/ and not chance calls down upon us a blessing, or a curse,/</text:p>
      <text:p text:style-name="P6"/>
      <text:p text:style-name="P6"><text:soft-page-break/>[Page 5]</text:p>
      <text:p text:style-name="P6">all that, I might prove by exhaustless[sic!] quotations. <text:s/>For, the/ books of <text:span text:style-name="T2">br</text:span> Moses, the writings of the prophets, the/ inspired effusions of our psalmists, moralists and poets,/ <text:span text:style-name="T2">abound</text:span> teem with <text:span text:style-name="T2">them [?]</text:span> rules and maxims to that effect, but this morning, I prefer to/ let an inimitable orator <text:span text:style-name="T2">speak that truth rehearse</text:span> teach us a lesson./ <text:s/>You have heard Isaiah son of Amoz preach: <text:span text:style-name="T2">speak:</text:span> "Why wilt thou/ <text:span text:style-name="T2">so</text:span> say so O Jacob, and <text:span text:style-name="T2">thus</text:span> speak thus O Israel! <text:s/>My way/ is hidden from the Lord, and my cause is passed <text:span text:style-name="T2">over</text:span> from/ <text:span text:style-name="T2">by</text:span> the cognizance of my God". <text:s/>A long association with Sabeans,/ or worshippers[sic!] of heavenly bodies, had given rise to a bane-/-ful thought. <text:s/>Our ancestors were led to believe that God had/ peopled the sky with spirits <text:span text:style-name="T2">under</text:span> in the semblance of stars to <text:span text:style-name="T4">into</text:span> whose power He had/ consigned the creatures of the earth. <text:s/>If the star, under/ which a <text:span text:style-name="T2">man</text:span> person was born <text:span text:style-name="T2">was proved</text:span> happened to be an auspicious one his live would--/independently of his own exertions--<text:span text:style-name="T2">be</text:span> prove happy. <text:s/>If, on the con-/-trary, an unpropitious star ruled at the hour of his birth,/ he was doomed to suffer. <text:s/>God would not deign to direct/ human concerns. <text:s/>Glad at having completed His handiwork, He rest-/-ed on His throne, surrounded by angels and archangels, who paid/ Him homage. <text:s/>This false doctrine, which obtained too many/ followers, even among some of the brightest intellects, is fought/ against in the Haptorah of this sabbath./</text:p>
      <text:p text:style-name="P6"/>
      <text:p text:style-name="P6">[Page 6]</text:p>
      <text:p text:style-name="P6"><text:span text:style-name="T2">He</text:span> Isaiah tells that the Creator of the universe is not a/ human sovereign, entrusting to subordinate officers the/ government of his Kingdom. <text:s/>Hast thou not heard,/ the prophet asks, that the everlasting God, the Lord, who created the ends/ of the earth, fainteth not, neither is He ever weary; that/ those <text:span text:style-name="T2">only</text:span> who trust only in Him will reach a tower-/-ing height as an eagle in its upward flight, but those/ who rely on vanity shall stumble and fall? <text:s/>Then,/ directing <text:span text:style-name="T2">the</text:span> his inspired word to nations that stood in/ fear of imaginary gods, <text:span text:style-name="T2">he</text:span> the great Seer sets before their vision/ a pattern worthy of imitation--our father Abraham./ <text:s/>Who hath raised up one from the East, whom right-/eousness met at <text:span text:style-name="T2">his</text:span> every step<text:span text:style-name="T2">s</text:span>? <text:s/>[Hebrew] <text:s/>For, <text:span text:style-name="T2">he</text:span> our patriarch also had been trained to/ believe that the fate of man is unalterably ordained by/ the planets. <text:s/>But with the <text:span text:style-name="T2">strength</text:span> force of his intellect he/ repelled that baneful doctrine, and laid hold of the/ soul elevating belief in One God, whose providence extends/ to the whole human race. <text:s/>Such is the purport of Isaiah's/ sermon, when he calls upon distant isles to listen to him in silence/</text:p>
      <text:p text:style-name="P6"/>
      <text:p text:style-name="P6">[Page 7]</text:p>
      <text:p text:style-name="P6">[Hebrew] But to the seed of Abraham--the witnesses/ of the truth, which their immortal father discovered--Isaiah/ appeals in persuasive language, to remain the chosen/ servants of a humanising[sic!] cause [Hebrew]/ [Hebrew]/</text:p>
      <text:p text:style-name="P6"><text:tab/>Comforting, <text:span text:style-name="T2">as</text:span> and courage inspiring/ are the closing sentences of the section set apart for/ the Haptorah of this sabbath. <text:s/>"Fear not O Israel, for/ I am with thee, be not dismayed, for, I am thy/ God, I will strengthen thee; yea, I will help thee;/ I will uphold thee with the right hand of my righteousness."/ <text:s/>How consoling to a people that has woefully suffered/ and <text:span text:style-name="T2">does yet</text:span> suffers still not to betray a Divine trust; how consoling, to/ be prophetically assured that it will come forth un-/-scathed from the flames which a prejudiced world has kindled all/ around <text:span text:style-name="T2">it</text:span> to consume it. <text:s/><text:span text:style-name="T2">A Happy the</text:span> Yes, most noble if [Hebrew] people, the people of the God of Abraham, that/ immoveable in its adherence to the idea <text:span text:style-name="T2">given by Abraham</text:span> left received as/ an eternal inheritance, defies <text:span text:style-name="T2">prejudice and</text:span> persecution./ <text:s/>Have you noticed, my Brethren, a quaint expression, near/ the end of our Haftorah? <text:s/>It reads thus: [Hebrew] "Fear not, thou/ worm Jacob." <text:s/>Wherefore did the Seer chose <text:span text:style-name="T2">a word</text:span> in his/ metaphorical language, a word significative[sic!] of abjection,/ while he surely knew how to <text:span text:style-name="T2">find</text:span> select one of exaltation?/</text:p>
      <text:p text:style-name="P6"/>
      <text:p text:style-name="P6">[Page 8]</text:p>
      <text:p text:style-name="P6">The Midrash <text:span text:style-name="T2">answers</text:span> replies so to that question [Hebrew]/ [Hebrew]. <text:s/>In the same manner/ as the worm, though, among the very lowest <text:span text:style-name="T2">among</text:span> of creatures, can/ pierce with its gnawing teeth the lofty <text:soft-page-break/>cedars of/ Lebanon, so can Israel, when levelled[sic!] with the ground,/ pierce the vaults of heaven<text:span text:style-name="T2">s</text:span> with the utterance of their lips,/ Let us then open our lips in prayer/ and draw down strength and <text:span text:style-name="T2">salvation</text:span> continuous <text:span text:style-name="T2">vigor</text:span> resisting power. <text:s/>Let us <text:span text:style-name="T2">then</text:span>/ yet be firm, while praying that the trials, to which the progeny of the/ friend of God are exposed everywhere through inveterate/ ill-will, may soon cease. <text:s/>Let us pray for the dawning/ of that glorious era when one Shepherd and one Lord shall/ be universally <text:span text:style-name="T2">recognized</text:span> acknowledged. <text:s/>Let us pray that the prediction/ twice foretold with firm conviction, be speedily realized; when/ many peoples shall come and say: "Let us go up to the/ mountain of the Lord, to the house of the God of Jacob,/ and He will teach us <text:span text:style-name="T2">some</text:span> of His ways, and we will/ walk in His paths. <text:s/>Then the promise, as in the ceasing [?] of our Haftorah,/ will be fulfilled: We shall rejoice in the [Hebrew]/ Lord, and glory in the Holy One of Israel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05T14:02:18.67</meta:creation-date>
    <dc:date>2012-04-05T15:20:01.74</dc:date>
    <dc:creator>Penn Libraries</dc:creator>
    <meta:editing-duration>PT00H13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948" meta:character-count="11727"/>
  </office:meta>
</office:document-meta>
</file>